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1c1c1c" draw:marker-start-width="0.35cm" draw:marker-end-width="0.35cm" draw:fill="none" draw:textarea-horizontal-align="justify" draw:textarea-vertical-align="middle" draw:auto-grow-height="false" fo:min-height="2.35cm" fo:min-width="7.5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1c1c1c" draw:marker-start-width="0.35cm" draw:marker-end-width="0.35cm" draw:fill="none" draw:textarea-horizontal-align="justify" draw:textarea-vertical-align="middle" draw:auto-grow-height="false" fo:min-height="2.25cm" fo:min-width="7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1c1c1c" draw:marker-start-width="0.35cm" draw:marker-end-width="0.35cm" draw:fill="none" draw:textarea-horizontal-align="justify" draw:textarea-vertical-align="middle" draw:auto-grow-height="false" fo:min-height="2.014cm" fo:min-width="4.73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1c1c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3.642cm"/>
    </style:style>
    <style:style style:name="gr6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666666" style:font-name="Mangal" fo:font-weight="bold" style:font-weight-asian="bold" style:font-weight-complex="bold"/>
    </style:style>
    <style:style style:name="P2" style:family="paragraph">
      <style:paragraph-properties fo:text-align="center"/>
      <style:text-properties fo:color="#666666" style:font-name="Mangal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666666" style:font-name="Mangal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custom-shape draw:style-name="gr1" draw:text-style-name="P2" xml:id="id1" draw:id="id1" draw:layer="layout" svg:width="8cm" svg:height="2.6cm" svg:x="10.175cm" svg:y="1.634cm">
          <text:p text:style-name="P1"><text:span text:style-name="T1">Модель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cm" svg:height="2.6cm" svg:x="2.1cm" svg:y="6.5cm">
          <text:p text:style-name="P1"><text:span text:style-name="T1">Представление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8cm" svg:height="2.6cm" svg:x="18.3cm" svg:y="6.5cm">
          <text:p text:style-name="P1"><text:span text:style-name="T1">Контроллер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.4cm" svg:height="3.2cm" svg:x="10.6cm" svg:y="11.8cm">
          <text:p text:style-name="P1"><text:span text:style-name="T1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0.175cm" svg:y1="2.934cm" svg:x2="6.1cm" svg:y2="6.5cm" draw:start-shape="id1" draw:start-glue-point="3" draw:end-shape="id2" svg:d="M10175 2934h-4075v3566" svg:viewBox="0 0 4076 3567">
          <text:p/>
        </draw:connector>
        <draw:connector draw:style-name="gr4" draw:text-style-name="P3" draw:layer="layout" draw:type="line" svg:x1="6.1cm" svg:y1="9.1cm" svg:x2="10.6cm" svg:y2="13.4cm" draw:start-shape="id2" draw:start-glue-point="2" draw:end-shape="id3" draw:end-glue-point="6" svg:d="M6100 9100l4500 4300" svg:viewBox="0 0 4501 4301">
          <text:p/>
        </draw:connector>
        <draw:connector draw:style-name="gr4" draw:text-style-name="P3" draw:layer="layout" draw:type="line" svg:x1="18cm" svg:y1="13.4cm" svg:x2="22.3cm" svg:y2="9.1cm" draw:start-shape="id3" draw:start-glue-point="10" draw:end-shape="id4" draw:end-glue-point="2" svg:d="M18000 13400l4300-4300" svg:viewBox="0 0 4301 4301">
          <text:p/>
        </draw:connector>
        <draw:connector draw:style-name="gr4" draw:text-style-name="P3" draw:layer="layout" svg:x1="22.3cm" svg:y1="6.5cm" svg:x2="18.175cm" svg:y2="2.934cm" draw:start-shape="id4" draw:start-glue-point="0" draw:end-shape="id1" draw:end-glue-point="1" svg:d="M22300 6500v-3566h-4125" svg:viewBox="0 0 4126 3567">
          <text:p/>
        </draw:connector>
        <draw:custom-shape draw:style-name="gr5" draw:text-style-name="P4" draw:layer="layout" svg:width="4.142cm" svg:height="1cm" svg:x="3.96cm" svg:y="4.1cm">
          <text:p text:style-name="P4"><text:span text:style-name="T2">Обновляет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42cm" svg:height="1cm" svg:x="20.258cm" svg:y="4.1cm">
          <text:p text:style-name="P4"><text:span text:style-name="T2">Изменяет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42cm" svg:height="1cm" svg:x="6cm" svg:y="10.7cm">
          <text:p text:style-name="P4"><text:span text:style-name="T2">Отображается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42cm" svg:height="1cm" svg:x="18.258cm" svg:y="10.7cm">
          <text:p text:style-name="P4"><text:span text:style-name="T2">Используе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2T00:08:24.219000000</meta:creation-date>
    <dc:date>2015-03-22T00:17:08.606000000</dc:date>
    <meta:editing-duration>PT8M44S</meta:editing-duration>
    <meta:editing-cycles>1</meta:editing-cycles>
    <meta:document-statistic meta:object-count="35"/>
    <meta:generator>LibreOffice/4.3.0.4$Windows_x86 LibreOffice_project/62ad5818884a2fc2e5780dd45466868d41009ec0</meta:generator>
  </office:meta>
</office:document-meta>
</file>